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5.55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1.304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3.544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ext-properties fo:font-size="8pt" style:font-size-asian="8pt" style:font-size-complex="8pt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ce4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683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8.682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9.654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0.737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1.543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3.705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4.954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16.2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0.161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23.981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25.587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table:style-name="ce3" office:value-type="string" calcext:value-type="string">
            <text:p>Format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NA - <text:s/>- Valeur=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RSS non groupé - <text:s/>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<text:s/>- <text:s/>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RSS non groupé - <text:s/>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Code civilité</text:p>
          </table:table-cell>
          <table:table-cell office:value-type="string" calcext:value-type="string">
            <text:p>CC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B - 40 - Recodage : M=1/MME=2:MLE=2/SAN=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Gauche/Espace</text:p>
          </table:table-cell>
          <table:table-cell office:value-type="string" calcext:value-type="string">
            <text:p>Type 2 CP - 12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25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27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40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Gauche/Espace</text:p>
          </table:table-cell>
          <table:table-cell office:value-type="string" calcext:value-type="string">
            <text:p>Type 2S CP - 50 - A renseigner si l’information est présente sur la carte Vitale, l’attestation de droits ou la prise en char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S CP - 63 - A prendre sur le même support que le n° immatriculation. Clé à contrôler après la saisie, cf. annexe 5 de la norme 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Indicateur du parcours de soins</text:p>
          </table:table-cell>
          <table:table-cell office:value-type="string" calcext:value-type="string">
            <text:p>I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S CP - 121 - Valeurs acceptées {' ', A, B, D, H, J, M, N, O, R, S, T, U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Nature opération</text:p>
          </table:table-cell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39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Nature assurance</text:p>
          </table:table-cell>
          <table:table-cell office:value-type="string" calcext:value-type="string">
            <text:p>NAS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77 - Valeurs acceptées {10, 13, 30, 41, 90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Type de contrat souscrit auprès d'un organisme complémentaire</text:p>
          </table:table-cell>
          <table:table-cell office:value-type="string" calcext:value-type="string">
            <text:p>TCOC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117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Justification d'exonération du TM</text:p>
          </table:table-cell>
          <table:table-cell office:value-type="string" calcext:value-type="string">
            <text:p>JET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79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Séjour facturable à l'assurance maladie</text:p>
          </table:table-cell>
          <table:table-cell office:value-type="string" calcext:value-type="string">
            <text:p>SF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Note n°1 - <text:s/>- Valeurs acceptées {0, 1, 2, 3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<text:s/>- <text:s/>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Motif de non facturation à l’assurance maladie</text:p>
          </table:table-cell>
          <table:table-cell office:value-type="string" calcext:value-type="string">
            <text:p>MNF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Note n°2 <text:s/>- <text:s/>- Valeurs acceptées {' ', 1, 2, 3, 4, 5, 6, 9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Code Gd régime</text:p>
          </table:table-cell>
          <table:table-cell office:value-type="string" calcext:value-type="string">
            <text:p>CGR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49 - Valeurs acceptées {' ', 10, 02, 03, 04, 05, 06, 07, 08, 09, 10, 12, 14, 15, 16, 17, 80 ,90 ,91, 92, 93, 94, 95, 96, 99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Dat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96 - Modification liée au format de la date (JJMMAAA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Rang de naissance</text:p>
          </table:table-cell>
          <table:table-cell office:value-type="string" calcext:value-type="string">
            <text:p>RNA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102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Date d'entrée</text:p>
          </table:table-cell>
          <table:table-cell office:value-type="string" calcext:value-type="string">
            <text:p>DEN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103 - Modification liée au format de la date (JJMMAAA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Date de sortie</text:p>
          </table:table-cell>
          <table:table-cell office:value-type="string" calcext:value-type="string">
            <text:p>DSOR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109 - Modification liée au format de la date (JJMMAAAA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Code postal du lieu de résidence du patient</text:p>
          </table:table-cell>
          <table:table-cell office:value-type="string" calcext:value-type="string">
            <text:p>CPLR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C - 91 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Total Base Remboursement Prestation hospitalière</text:p>
          </table:table-cell>
          <table:table-cell office:value-type="string" calcext:value-type="string">
            <text:p>TBRPH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Type 5 CP - 42 - Total des lignes de type 3 (RSF B et P) : 6+2</text:p>
          </table:table-cell>
          <table:table-cell/>
          <table:table-cell office:value-type="string" calcext:value-type="string">
            <text:p>6+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Total remboursable AMO Prestation hospitalières</text:p>
          </table:table-cell>
          <table:table-cell office:value-type="string" calcext:value-type="string">
            <text:p>TRAPH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Type 5 CP - 50 - Id 6+2</text:p>
          </table:table-cell>
          <table:table-cell/>
          <table:table-cell office:value-type="string" calcext:value-type="string">
            <text:p>6+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Total honoraire Facturé</text:p>
          </table:table-cell>
          <table:table-cell office:value-type="string" calcext:value-type="string">
            <text:p>THFACT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Type 5 CP - 58 - Total des lignes de type 4 (RSF C et M) 6+2</text:p>
          </table:table-cell>
          <table:table-cell/>
          <table:table-cell office:value-type="string" calcext:value-type="string">
            <text:p>6+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Total honoraire remboursable AM</text:p>
          </table:table-cell>
          <table:table-cell office:value-type="string" calcext:value-type="string">
            <text:p>THRA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Type 5 CP - 66 - Id 6+2</text:p>
          </table:table-cell>
          <table:table-cell/>
          <table:table-cell office:value-type="string" calcext:value-type="string">
            <text:p>6+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Total participation assuré avant OC</text:p>
          </table:table-cell>
          <table:table-cell office:value-type="string" calcext:value-type="string">
            <text:p>TPAAO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Type 5 CP - 74 - Total des lignes de type 3 (RSF B et P) : 6+2</text:p>
          </table:table-cell>
          <table:table-cell/>
          <table:table-cell office:value-type="string" calcext:value-type="string">
            <text:p>6+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Total remboursable OC pour les PH</text:p>
          </table:table-cell>
          <table:table-cell office:value-type="string" calcext:value-type="string">
            <text:p>TROPH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Type 5 CP - 82 - 6+2</text:p>
          </table:table-cell>
          <table:table-cell/>
          <table:table-cell office:value-type="string" calcext:value-type="string">
            <text:p>6+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Total remboursable OC pour les honoraires</text:p>
          </table:table-cell>
          <table:table-cell office:value-type="string" calcext:value-type="string">
            <text:p>TROHO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Type 5 CP - 90 - 6+2</text:p>
          </table:table-cell>
          <table:table-cell/>
          <table:table-cell office:value-type="string" calcext:value-type="string">
            <text:p>6+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Montant total facturé pour PH</text:p>
          </table:table-cell>
          <table:table-cell office:value-type="string" calcext:value-type="string">
            <text:p>MTFAPH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Type 5 CP - 115 - 6+2</text:p>
          </table:table-cell>
          <table:table-cell/>
          <table:table-cell office:value-type="string" calcext:value-type="string">
            <text:p>6+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<text:s/>- <text:s/>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Patient bénéficiaire de la CMU</text:p>
          </table:table-cell>
          <table:table-cell office:value-type="string" calcext:value-type="string">
            <text:p>PCM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2" office:value-type="string" calcext:value-type="string">
            <text:p>Droite/Zéro</text:p>
          </table:table-cell>
          <table:table-cell office:value-type="string" calcext:value-type="string">
            <text:p>NA - <text:s/>- 0 : Non | 1 : Oui, laisser à vide si pas d'inform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Valorisé par FIDES</text:p>
          </table:table-cell>
          <table:table-cell office:value-type="string" calcext:value-type="string">
            <text:p>VF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NA - <text:s/>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Code gestion</text:p>
          </table:table-cell>
          <table:table-cell office:value-type="string" calcext:value-type="string">
            <text:p>CGES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NA - <text:s/>- Reporter l’information figurant dans la zone « régime obligatoire » de la carte vit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5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<text:s/>- <text:s/>-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N° d’organisme complémentaire</text:p>
          </table:table-cell>
          <table:table-cell office:value-type="string" calcext:value-type="string">
            <text:p>NOC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119 - L’organisme obligatoire peut selon conventions régler directement la part de l’organisme complémentaire à l’établissement ou à l’assuré ou transmettre l’image de son décompte à l’organisme complémentaire. Lorsque l’établissement pratique un tiers payant sur la part complémentaire, il doit obligatoirement positionner le n° de l’organisme complémentaire, cadré à droite, et complété par des zéros à gauche, ou le top mutualiste «M » en position 128, la zone étant complétée par des blanc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SFA</text:p>
          </table:table-cell>
          <table:table-cell office:value-type="string" calcext:value-type="string">
            <text:p>Numéro accident du travail ou date d’accident de droit commun</text:p>
          </table:table-cell>
          <table:table-cell office:value-type="string" calcext:value-type="string">
            <text:p>NAT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2" office:value-type="string" calcext:value-type="string">
            <text:p>NA/NA</text:p>
          </table:table-cell>
          <table:table-cell office:value-type="string" calcext:value-type="string">
            <text:p>Type 2 CP - 86 - Obligatoire en cas d’accident. Lorsque la Nature d’Assurance est AT (41) : indiquer le numéro de l’AT (pour le RG, AAMMJJ + code CRAM + clé à contrôler, voir annexe 5) ou la date de l’AT (AAMMJJ, cadrée à droite et complétée par 3 zéros). Lorsque la Nature d'Assurance est AS (10 ou 13): indiquer la date d’accident de droit commun (AAMMJJ, cadrée à droite et complétée par 3 zéro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739cm" svg:y="19.044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office:value-type="string" calcext:value-type="string">
            <text:p>Infos du RSFA, prises sur le manuel PREFACE 2.6.2.0 au paragraphe 6.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 format est applicable à partir de M03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font-size="8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 style:print="charts drawings grid header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20:31.7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22:35.432000000</dc:date>
    <meta:editing-duration>PT2H49M37S</meta:editing-duration>
    <meta:editing-cycles>36</meta:editing-cycles>
    <meta:document-statistic meta:table-count="2" meta:cell-count="466" meta:object-count="0"/>
  </office:meta>
</office:document-meta>
</file>